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Times New Roman'"/>
    <style:font-face style:name="Liberation Serif1" svg:font-family="'Liberation Serif'" style:font-family-generic="roman"/>
    <style:font-face style:name="FreeSans1" svg:font-family="FreeSans" style:font-family-generic="swiss"/>
    <style:font-face style:name="Courier 10 Pitch" svg:font-family="'Courier 10 Pitch', 'Times New Roma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officeooo:rsid="0001c85a" officeooo:paragraph-rsid="0001c85a" style:font-size-asian="10pt" style:font-size-complex="10pt"/>
    </style:style>
    <style:style style:name="P2" style:family="paragraph" style:parent-style-name="Standard">
      <style:text-properties fo:font-size="10pt" officeooo:rsid="0001c85a" officeooo:paragraph-rsid="00064887" style:font-size-asian="10pt" style:font-size-complex="10pt"/>
    </style:style>
    <style:style style:name="P3" style:family="paragraph" style:parent-style-name="Standard">
      <style:text-properties fo:font-size="10pt" officeooo:rsid="0001c85a" officeooo:paragraph-rsid="002fa3d8" style:font-size-asian="10pt" style:font-size-complex="10pt"/>
    </style:style>
    <style:style style:name="P4" style:family="paragraph" style:parent-style-name="Standard">
      <style:text-properties fo:font-size="10pt" officeooo:rsid="0001c85a" officeooo:paragraph-rsid="00424a4e" style:font-size-asian="10pt" style:font-size-complex="10pt"/>
    </style:style>
    <style:style style:name="P5" style:family="paragraph" style:parent-style-name="Standard">
      <style:text-properties fo:font-size="10pt" officeooo:rsid="0008a824" officeooo:paragraph-rsid="0001c85a" style:font-size-asian="10pt" style:font-size-complex="10pt"/>
    </style:style>
    <style:style style:name="P6" style:family="paragraph" style:parent-style-name="Standard">
      <style:text-properties fo:font-size="10pt" officeooo:rsid="0008a824" officeooo:paragraph-rsid="0029fddd" style:font-size-asian="10pt" style:font-size-complex="10pt"/>
    </style:style>
    <style:style style:name="P7" style:family="paragraph" style:parent-style-name="Standard">
      <style:text-properties fo:font-size="10pt" officeooo:rsid="0008a824" officeooo:paragraph-rsid="00091d3d" style:font-size-asian="10pt" style:font-size-complex="10pt"/>
    </style:style>
    <style:style style:name="P8" style:family="paragraph" style:parent-style-name="Standard">
      <style:text-properties fo:font-size="10pt" officeooo:rsid="00091d3d" officeooo:paragraph-rsid="001021eb" style:font-size-asian="10pt" style:font-size-complex="10pt"/>
    </style:style>
    <style:style style:name="P9" style:family="paragraph" style:parent-style-name="Standard">
      <style:text-properties fo:font-size="10pt" officeooo:rsid="00091d3d" officeooo:paragraph-rsid="00107ba9" style:font-size-asian="10pt" style:font-size-complex="10pt"/>
    </style:style>
    <style:style style:name="P10" style:family="paragraph" style:parent-style-name="Standard">
      <style:text-properties fo:font-size="10pt" officeooo:rsid="00091d3d" officeooo:paragraph-rsid="00112ed1" style:font-size-asian="10pt" style:font-size-complex="10pt"/>
    </style:style>
    <style:style style:name="P11" style:family="paragraph" style:parent-style-name="Standard">
      <style:text-properties fo:font-size="10pt" officeooo:rsid="00091d3d" officeooo:paragraph-rsid="00131518" style:font-size-asian="10pt" style:font-size-complex="10pt"/>
    </style:style>
    <style:style style:name="P12" style:family="paragraph" style:parent-style-name="Standard">
      <style:text-properties fo:font-size="10pt" officeooo:rsid="00091d3d" officeooo:paragraph-rsid="00216690" style:font-size-asian="10pt" style:font-size-complex="10pt"/>
    </style:style>
    <style:style style:name="P13" style:family="paragraph" style:parent-style-name="Standard">
      <style:text-properties fo:font-size="10pt" officeooo:rsid="00091d3d" officeooo:paragraph-rsid="000a4e8e" style:font-size-asian="10pt" style:font-size-complex="10pt"/>
    </style:style>
    <style:style style:name="P14" style:family="paragraph" style:parent-style-name="Standard">
      <style:text-properties fo:font-size="10pt" officeooo:rsid="00091d3d" officeooo:paragraph-rsid="0028a268" style:font-size-asian="10pt" style:font-size-complex="10pt"/>
    </style:style>
    <style:style style:name="P15" style:family="paragraph" style:parent-style-name="Standard">
      <style:text-properties fo:font-size="10pt" officeooo:rsid="00091d3d" officeooo:paragraph-rsid="00366ae8" style:font-size-asian="10pt" style:font-size-complex="10pt"/>
    </style:style>
    <style:style style:name="P16" style:family="paragraph" style:parent-style-name="Standard">
      <style:text-properties fo:font-size="10pt" officeooo:rsid="00091d3d" officeooo:paragraph-rsid="003a9bef" style:font-size-asian="10pt" style:font-size-complex="10pt"/>
    </style:style>
    <style:style style:name="P17" style:family="paragraph" style:parent-style-name="Standard">
      <style:text-properties fo:font-size="10pt" officeooo:rsid="00091d3d" officeooo:paragraph-rsid="00408213" style:font-size-asian="10pt" style:font-size-complex="10pt"/>
    </style:style>
    <style:style style:name="P18" style:family="paragraph" style:parent-style-name="Standard">
      <style:text-properties fo:font-size="10pt" officeooo:rsid="00091d3d" officeooo:paragraph-rsid="004537d6" style:font-size-asian="10pt" style:font-size-complex="10pt"/>
    </style:style>
    <style:style style:name="P19" style:family="paragraph" style:parent-style-name="Standard">
      <style:text-properties fo:font-size="10pt" officeooo:rsid="00091d3d" officeooo:paragraph-rsid="002c30e6" style:font-size-asian="10pt" style:font-size-complex="10pt"/>
    </style:style>
    <style:style style:name="P20" style:family="paragraph" style:parent-style-name="Standard">
      <style:text-properties fo:font-size="10pt" officeooo:rsid="000e1f7c" officeooo:paragraph-rsid="000e1f7c" style:font-size-asian="10pt" style:font-size-complex="10pt"/>
    </style:style>
    <style:style style:name="P21" style:family="paragraph" style:parent-style-name="Standard">
      <style:text-properties fo:font-size="10pt" officeooo:rsid="000e1f7c" officeooo:paragraph-rsid="0029fddd" style:font-size-asian="10pt" style:font-size-complex="10pt"/>
    </style:style>
    <style:style style:name="P22" style:family="paragraph" style:parent-style-name="Standard">
      <style:text-properties fo:font-size="10pt" officeooo:rsid="000e1f7c" officeooo:paragraph-rsid="002b04e4" style:font-size-asian="10pt" style:font-size-complex="10pt"/>
    </style:style>
    <style:style style:name="P23" style:family="paragraph" style:parent-style-name="Standard">
      <style:text-properties fo:font-size="10pt" officeooo:rsid="000e1f7c" officeooo:paragraph-rsid="002fa3d8" style:font-size-asian="10pt" style:font-size-complex="10pt"/>
    </style:style>
    <style:style style:name="P24" style:family="paragraph" style:parent-style-name="Standard">
      <style:text-properties fo:font-size="10pt" officeooo:rsid="000ef9a2" officeooo:paragraph-rsid="000ef9a2" style:font-size-asian="10pt" style:font-size-complex="10pt"/>
    </style:style>
    <style:style style:name="P25" style:family="paragraph" style:parent-style-name="Standard">
      <style:text-properties fo:font-size="10pt" officeooo:rsid="000ef9a2" officeooo:paragraph-rsid="001021eb" style:font-size-asian="10pt" style:font-size-complex="10pt"/>
    </style:style>
    <style:style style:name="P26" style:family="paragraph" style:parent-style-name="Standard">
      <style:text-properties fo:font-size="10pt" officeooo:rsid="001021eb" officeooo:paragraph-rsid="001021eb" style:font-size-asian="10pt" style:font-size-complex="10pt"/>
    </style:style>
    <style:style style:name="P27" style:family="paragraph" style:parent-style-name="Standard">
      <style:text-properties fo:font-size="10pt" officeooo:rsid="00216690" officeooo:paragraph-rsid="00216690" style:font-size-asian="10pt" style:font-size-complex="10pt"/>
    </style:style>
    <style:style style:name="P28" style:family="paragraph" style:parent-style-name="Standard">
      <style:text-properties fo:font-size="10pt" officeooo:rsid="00216690" officeooo:paragraph-rsid="002df5c5" style:font-size-asian="10pt" style:font-size-complex="10pt"/>
    </style:style>
    <style:style style:name="P29" style:family="paragraph" style:parent-style-name="Standard">
      <style:text-properties fo:font-size="10pt" officeooo:rsid="00216690" officeooo:paragraph-rsid="003d5c1e" style:font-size-asian="10pt" style:font-size-complex="10pt"/>
    </style:style>
    <style:style style:name="P30" style:family="paragraph" style:parent-style-name="Standard">
      <style:text-properties fo:font-size="10pt" officeooo:rsid="000a4e8e" officeooo:paragraph-rsid="000a4e8e" style:font-size-asian="10pt" style:font-size-complex="10pt"/>
    </style:style>
    <style:style style:name="P31" style:family="paragraph" style:parent-style-name="Standard">
      <style:text-properties fo:font-size="10pt" officeooo:rsid="00246559" officeooo:paragraph-rsid="00246559" style:font-size-asian="10pt" style:font-size-complex="10pt"/>
    </style:style>
    <style:style style:name="P32" style:family="paragraph" style:parent-style-name="Standard">
      <style:text-properties fo:font-size="10pt" officeooo:rsid="001d9c33" officeooo:paragraph-rsid="0029fddd" style:font-size-asian="10pt" style:font-size-complex="10pt"/>
    </style:style>
    <style:style style:name="P33" style:family="paragraph" style:parent-style-name="Standard">
      <style:text-properties fo:font-size="10pt" officeooo:rsid="00208a82" officeooo:paragraph-rsid="0029fddd" style:font-size-asian="10pt" style:font-size-complex="10pt"/>
    </style:style>
    <style:style style:name="P34" style:family="paragraph" style:parent-style-name="Standard">
      <style:text-properties fo:font-size="10pt" officeooo:rsid="0028a268" officeooo:paragraph-rsid="0029fddd" style:font-size-asian="10pt" style:font-size-complex="10pt"/>
    </style:style>
    <style:style style:name="P35" style:family="paragraph" style:parent-style-name="Standard">
      <style:text-properties fo:font-size="10pt" officeooo:paragraph-rsid="0001c85a" style:font-size-asian="10pt" style:font-size-complex="10pt"/>
    </style:style>
    <style:style style:name="P36" style:family="paragraph" style:parent-style-name="Standard">
      <style:text-properties fo:font-size="10pt" officeooo:paragraph-rsid="00091d3d" style:font-size-asian="10pt" style:font-size-complex="10pt"/>
    </style:style>
    <style:style style:name="P37" style:family="paragraph" style:parent-style-name="Standard">
      <style:text-properties fo:font-size="10pt" officeooo:rsid="0003a307" officeooo:paragraph-rsid="0003a307" style:font-size-asian="10pt" style:font-size-complex="10pt"/>
    </style:style>
    <style:style style:name="P38" style:family="paragraph" style:parent-style-name="Standard">
      <style:text-properties fo:font-size="10pt" officeooo:rsid="000bd4bf" officeooo:paragraph-rsid="0029fddd" style:font-size-asian="10pt" style:font-size-complex="10pt"/>
    </style:style>
    <style:style style:name="P39" style:family="paragraph" style:parent-style-name="Standard">
      <style:text-properties fo:font-size="10pt" officeooo:rsid="0028d1d0" officeooo:paragraph-rsid="0029fddd" style:font-size-asian="10pt" style:font-size-complex="10pt"/>
    </style:style>
    <style:style style:name="P40" style:family="paragraph" style:parent-style-name="Standard">
      <style:text-properties fo:font-size="10pt" officeooo:rsid="002b04e4" officeooo:paragraph-rsid="002b04e4" style:font-size-asian="10pt" style:font-size-complex="10pt"/>
    </style:style>
    <style:style style:name="P41" style:family="paragraph" style:parent-style-name="Standard">
      <style:text-properties fo:font-size="10pt" officeooo:rsid="002c30e6" officeooo:paragraph-rsid="002c30e6" style:font-size-asian="10pt" style:font-size-complex="10pt"/>
    </style:style>
    <style:style style:name="P42" style:family="paragraph" style:parent-style-name="Standard">
      <style:text-properties fo:font-size="10pt" officeooo:rsid="001eda21" officeooo:paragraph-rsid="0031166d" style:font-size-asian="10pt" style:font-size-complex="10pt"/>
    </style:style>
    <style:style style:name="P43" style:family="paragraph" style:parent-style-name="Standard">
      <style:text-properties fo:font-size="10pt" officeooo:rsid="00316ca6" officeooo:paragraph-rsid="00316ca6" style:font-size-asian="10pt" style:font-size-complex="10pt"/>
    </style:style>
    <style:style style:name="P44" style:family="paragraph" style:parent-style-name="Standard">
      <style:text-properties fo:font-size="10pt" officeooo:rsid="0039906a" officeooo:paragraph-rsid="0039906a" style:font-size-asian="10pt" style:font-size-complex="10pt"/>
    </style:style>
    <style:style style:name="P45" style:family="paragraph" style:parent-style-name="Standard">
      <style:text-properties fo:font-size="10pt" officeooo:rsid="003bb1b3" officeooo:paragraph-rsid="003bb1b3" style:font-size-asian="10pt" style:font-size-complex="10pt"/>
    </style:style>
    <style:style style:name="P46" style:family="paragraph" style:parent-style-name="Standard">
      <style:text-properties fo:font-size="10pt" officeooo:rsid="003d42b8" officeooo:paragraph-rsid="003d42b8" style:font-size-asian="10pt" style:font-size-complex="10pt"/>
    </style:style>
    <style:style style:name="P47" style:family="paragraph" style:parent-style-name="Standard">
      <style:text-properties fo:font-size="10pt" officeooo:rsid="000a6e81" officeooo:paragraph-rsid="003ed24e" style:font-size-asian="10pt" style:font-size-complex="10pt"/>
    </style:style>
    <style:style style:name="P48" style:family="paragraph" style:parent-style-name="Standard">
      <style:text-properties fo:font-size="10pt" officeooo:rsid="00179511" officeooo:paragraph-rsid="0029fddd" style:font-size-asian="10pt" style:font-size-complex="10pt"/>
    </style:style>
    <style:style style:name="P49" style:family="paragraph" style:parent-style-name="Standard">
      <style:text-properties fo:font-size="10pt" officeooo:rsid="00179511" officeooo:paragraph-rsid="00424a4e" style:font-size-asian="10pt" style:font-size-complex="10pt"/>
    </style:style>
    <style:style style:name="P50" style:family="paragraph" style:parent-style-name="Standard">
      <style:text-properties fo:font-size="10pt" officeooo:rsid="00179511" officeooo:paragraph-rsid="00442fe9" style:font-size-asian="10pt" style:font-size-complex="10pt"/>
    </style:style>
    <style:style style:name="P51" style:family="paragraph" style:parent-style-name="Standard">
      <style:text-properties fo:font-size="10pt" officeooo:rsid="00424a4e" officeooo:paragraph-rsid="00424a4e" style:font-size-asian="10pt" style:font-size-complex="10pt"/>
    </style:style>
    <style:style style:name="P52" style:family="paragraph" style:parent-style-name="Standard">
      <style:text-properties fo:font-size="10pt" officeooo:rsid="001b63f4" officeooo:paragraph-rsid="00442fe9" style:font-size-asian="10pt" style:font-size-complex="10pt"/>
    </style:style>
    <style:style style:name="P53" style:family="paragraph" style:parent-style-name="Standard">
      <style:text-properties fo:font-size="10pt" officeooo:rsid="00442fe9" officeooo:paragraph-rsid="00442fe9" style:font-size-asian="10pt" style:font-size-complex="10pt"/>
    </style:style>
    <style:style style:name="P54" style:family="paragraph" style:parent-style-name="Standard">
      <style:text-properties fo:font-size="10pt" officeooo:rsid="004537d6" officeooo:paragraph-rsid="00112ed1" style:font-size-asian="10pt" style:font-size-complex="10pt"/>
    </style:style>
    <style:style style:name="P55" style:family="paragraph" style:parent-style-name="Standard">
      <style:text-properties fo:font-size="10pt" officeooo:rsid="004537d6" officeooo:paragraph-rsid="004537d6" style:font-size-asian="10pt" style:font-size-complex="10pt"/>
    </style:style>
    <style:style style:name="P56" style:family="paragraph" style:parent-style-name="Standard">
      <style:text-properties fo:font-size="10pt" officeooo:rsid="00484343" officeooo:paragraph-rsid="00484343" style:font-size-asian="10pt" style:font-size-complex="10pt"/>
    </style:style>
    <style:style style:name="P57" style:family="paragraph" style:parent-style-name="Standard">
      <style:text-properties fo:font-size="10pt" officeooo:rsid="00484343" officeooo:paragraph-rsid="00495cb0" style:font-size-asian="10pt" style:font-size-complex="10pt"/>
    </style:style>
    <style:style style:name="P58" style:family="paragraph" style:parent-style-name="Standard">
      <style:text-properties fo:font-size="10pt" officeooo:rsid="00484343" officeooo:paragraph-rsid="004b2924" style:font-size-asian="10pt" style:font-size-complex="10pt"/>
    </style:style>
    <style:style style:name="P59" style:family="paragraph" style:parent-style-name="Standard">
      <style:text-properties fo:font-size="10pt" officeooo:rsid="004cb367" officeooo:paragraph-rsid="004cb367" style:font-size-asian="10pt" style:font-size-complex="10pt"/>
    </style:style>
    <style:style style:name="P60" style:family="paragraph" style:parent-style-name="Standard">
      <style:text-properties fo:font-size="10pt" fo:font-weight="bold" officeooo:rsid="000ef9a2" officeooo:paragraph-rsid="000ef9a2" style:font-size-asian="10pt" style:font-weight-asian="bold" style:font-size-complex="10pt" style:font-weight-complex="bold"/>
    </style:style>
    <style:style style:name="P61" style:family="paragraph" style:parent-style-name="Standard">
      <style:text-properties fo:font-size="10pt" fo:font-weight="bold" officeooo:rsid="00112ed1" officeooo:paragraph-rsid="00112ed1" style:font-size-asian="10pt" style:font-weight-asian="bold" style:font-size-complex="10pt" style:font-weight-complex="bold"/>
    </style:style>
    <style:style style:name="P62" style:family="paragraph" style:parent-style-name="Standard">
      <style:text-properties fo:font-size="10pt" fo:font-weight="bold" officeooo:rsid="00112ed1" officeooo:paragraph-rsid="0029fddd" style:font-size-asian="10pt" style:font-weight-asian="bold" style:font-size-complex="10pt" style:font-weight-complex="bold"/>
    </style:style>
    <style:style style:name="P63" style:family="paragraph" style:parent-style-name="Standard">
      <style:text-properties fo:font-size="10pt" fo:font-weight="bold" officeooo:rsid="00112ed1" officeooo:paragraph-rsid="004b2924" style:font-size-asian="10pt" style:font-weight-asian="bold" style:font-size-complex="10pt" style:font-weight-complex="bold"/>
    </style:style>
    <style:style style:name="P64" style:family="paragraph" style:parent-style-name="Standard">
      <style:text-properties fo:font-size="10pt" fo:font-weight="bold" officeooo:rsid="00216690" officeooo:paragraph-rsid="00216690" style:font-size-asian="10pt" style:font-weight-asian="bold" style:font-size-complex="10pt" style:font-weight-complex="bold"/>
    </style:style>
    <style:style style:name="P65" style:family="paragraph" style:parent-style-name="Standard">
      <style:text-properties fo:font-size="10pt" fo:font-weight="bold" officeooo:rsid="00246559" officeooo:paragraph-rsid="00246559" style:font-size-asian="10pt" style:font-weight-asian="bold" style:font-size-complex="10pt" style:font-weight-complex="bold"/>
    </style:style>
    <style:style style:name="P66" style:family="paragraph" style:parent-style-name="Standard">
      <style:text-properties fo:font-size="10pt" fo:font-weight="bold" officeooo:rsid="000a6e81" officeooo:paragraph-rsid="0029fddd" style:font-size-asian="10pt" style:font-weight-asian="bold" style:font-size-complex="10pt" style:font-weight-complex="bold"/>
    </style:style>
    <style:style style:name="P67" style:family="paragraph" style:parent-style-name="Standard">
      <style:text-properties fo:font-size="10pt" fo:font-weight="normal" officeooo:rsid="004b2924" officeooo:paragraph-rsid="004b2924" style:font-size-asian="10pt" style:font-weight-asian="normal" style:font-size-complex="10pt" style:font-weight-complex="normal"/>
    </style:style>
    <style:style style:name="P68" style:family="paragraph" style:parent-style-name="Standard">
      <style:text-properties fo:font-size="12pt" fo:font-weight="bold" officeooo:paragraph-rsid="0001c85a" style:font-size-asian="12pt" style:font-weight-asian="bold" style:font-size-complex="12pt" style:font-weight-complex="bold"/>
    </style:style>
    <style:style style:name="P69" style:family="paragraph" style:parent-style-name="Standard">
      <style:text-properties fo:font-size="11pt" fo:font-weight="bold" officeooo:paragraph-rsid="0001c85a" style:font-size-asian="11pt" style:font-weight-asian="bold" style:font-size-complex="11pt" style:font-weight-complex="bold"/>
    </style:style>
    <style:style style:name="P70" style:family="paragraph" style:parent-style-name="Standard">
      <style:text-properties fo:font-size="11pt" fo:font-weight="normal" officeooo:rsid="0001c85a" officeooo:paragraph-rsid="0001c85a" style:font-size-asian="11pt" style:font-weight-asian="normal" style:font-size-complex="11pt" style:font-weight-complex="normal"/>
    </style:style>
    <style:style style:name="P71" style:family="paragraph" style:parent-style-name="Standard">
      <style:text-properties fo:font-size="11pt" fo:font-weight="normal" officeooo:rsid="0001c85a" officeooo:paragraph-rsid="000825f6" style:font-size-asian="11pt" style:font-weight-asian="normal" style:font-size-complex="11pt" style:font-weight-complex="normal"/>
    </style:style>
    <style:style style:name="P72" style:family="paragraph" style:parent-style-name="Standard">
      <style:text-properties fo:font-size="11pt" fo:font-weight="normal" officeooo:rsid="0002c9c2" officeooo:paragraph-rsid="0002c9c2" style:font-size-asian="11pt" style:font-weight-asian="normal" style:font-size-complex="11pt" style:font-weight-complex="normal"/>
    </style:style>
    <style:style style:name="P73" style:family="paragraph" style:parent-style-name="Standard">
      <style:text-properties fo:font-size="11pt" fo:font-weight="normal" officeooo:rsid="000bd4bf" officeooo:paragraph-rsid="000bd4bf" style:font-size-asian="11pt" style:font-weight-asian="normal" style:font-size-complex="11pt" style:font-weight-complex="normal"/>
    </style:style>
    <style:style style:name="P74" style:family="paragraph" style:parent-style-name="Standard">
      <style:text-properties fo:font-size="11pt" fo:font-weight="normal" officeooo:rsid="000552f2" officeooo:paragraph-rsid="000552f2" style:font-size-asian="11pt" style:font-weight-asian="normal" style:font-size-complex="11pt" style:font-weight-complex="normal"/>
    </style:style>
    <style:style style:name="P75" style:family="paragraph" style:parent-style-name="Standard">
      <style:text-properties officeooo:paragraph-rsid="0005f8d9"/>
    </style:style>
    <style:style style:name="P76" style:family="paragraph" style:parent-style-name="Standard">
      <style:text-properties fo:font-size="14pt" fo:font-weight="bold" officeooo:rsid="0028a268" officeooo:paragraph-rsid="0028a268" style:font-size-asian="14pt" style:font-weight-asian="bold" style:font-size-complex="14pt" style:font-weight-complex="bold"/>
    </style:style>
    <style:style style:name="P77" style:family="paragraph" style:parent-style-name="Standard">
      <style:text-properties style:font-name="Courier 10 Pitch" fo:font-size="10pt" officeooo:rsid="002b04e4" officeooo:paragraph-rsid="002b04e4" style:font-size-asian="10pt" style:font-size-complex="10pt"/>
    </style:style>
    <style:style style:name="P78" style:family="paragraph" style:parent-style-name="Standard">
      <style:text-properties style:font-name="Courier 10 Pitch" fo:font-size="10pt" officeooo:rsid="00216690" officeooo:paragraph-rsid="00216690" style:font-size-asian="10pt" style:font-size-complex="10pt"/>
    </style:style>
    <style:style style:name="P79" style:family="paragraph" style:parent-style-name="Standard">
      <style:text-properties style:font-name="Courier 10 Pitch" fo:font-size="10pt" officeooo:rsid="00216690" officeooo:paragraph-rsid="003d5c1e" style:font-size-asian="10pt" style:font-size-complex="10pt"/>
    </style:style>
    <style:style style:name="P80" style:family="paragraph" style:parent-style-name="Standard">
      <style:text-properties style:font-name="Courier 10 Pitch" fo:font-size="10pt" officeooo:rsid="003d42b8" officeooo:paragraph-rsid="003d42b8" style:font-size-asian="10pt" style:font-size-complex="10pt"/>
    </style:style>
    <style:style style:name="P81" style:family="paragraph" style:parent-style-name="Standard" style:master-page-name="Standard">
      <style:paragraph-properties fo:text-align="start" style:justify-single-word="false" style:page-number="auto"/>
      <style:text-properties fo:font-size="16pt" fo:font-weight="bold" officeooo:paragraph-rsid="0001c85a" style:font-size-asian="16pt" style:font-weight-asian="bold" style:font-size-complex="16pt" style:font-weight-complex="bold"/>
    </style:style>
    <style:style style:name="P82" style:family="paragraph" style:parent-style-name="Standard">
      <style:text-properties fo:font-size="10pt" officeooo:rsid="000e1f7c" officeooo:paragraph-rsid="0029fddd" style:font-size-asian="10pt" style:font-size-complex="10pt"/>
    </style:style>
    <style:style style:name="P83" style:family="paragraph" style:parent-style-name="Standard">
      <style:text-properties fo:font-size="10pt" officeooo:rsid="004e6ed3" officeooo:paragraph-rsid="004e6ed3" style:font-size-asian="10pt" style:font-size-complex="10pt"/>
    </style:style>
    <style:style style:name="T1" style:family="text">
      <style:text-properties fo:font-style="italic" style:font-style-asian="italic"/>
    </style:style>
    <style:style style:name="T2" style:family="text">
      <style:text-properties fo:font-style="italic" officeooo:rsid="0001c85a" style:font-style-asian="italic"/>
    </style:style>
    <style:style style:name="T3" style:family="text">
      <style:text-properties fo:font-style="italic" style:font-style-asian="italic" style:font-style-complex="italic"/>
    </style:style>
    <style:style style:name="T4" style:family="text">
      <style:text-properties fo:font-style="italic" officeooo:rsid="00064887" style:font-style-asian="italic"/>
    </style:style>
    <style:style style:name="T5" style:family="text">
      <style:text-properties fo:font-style="italic" officeooo:rsid="00091d3d" style:font-style-asian="italic"/>
    </style:style>
    <style:style style:name="T6" style:family="text">
      <style:text-properties fo:font-style="italic" fo:font-weight="bold" officeooo:rsid="0001c85a" style:font-style-asian="italic" style:font-weight-asian="bold" style:font-weight-complex="bold"/>
    </style:style>
    <style:style style:name="T7" style:family="text">
      <style:text-properties fo:font-style="italic" fo:font-weight="bold" officeooo:rsid="00064887" style:font-style-asian="italic" style:font-weight-asian="bold"/>
    </style:style>
    <style:style style:name="T8" style:family="text">
      <style:text-properties fo:font-style="italic" fo:font-weight="normal" officeooo:rsid="0001c85a" style:font-style-asian="italic" style:font-weight-asian="normal" style:font-weight-complex="norm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064887" style:font-weight-asian="bold" style:font-weight-complex="bold"/>
    </style:style>
    <style:style style:name="T12" style:family="text">
      <style:text-properties officeooo:rsid="0001c85a"/>
    </style:style>
    <style:style style:name="T13" style:family="text">
      <style:text-properties fo:font-style="normal" style:font-style-asian="normal" style:font-style-complex="normal"/>
    </style:style>
    <style:style style:name="T14" style:family="text">
      <style:text-properties fo:font-weight="normal" style:font-weight-asian="normal" style:font-weight-complex="normal"/>
    </style:style>
    <style:style style:name="T15" style:family="text">
      <style:text-properties fo:font-weight="normal" officeooo:rsid="0005f8d9" style:font-weight-asian="normal" style:font-weight-complex="normal"/>
    </style:style>
    <style:style style:name="T16" style:family="text">
      <style:text-properties fo:font-weight="normal" officeooo:rsid="00064887" style:font-weight-asian="normal" style:font-weight-complex="normal"/>
    </style:style>
    <style:style style:name="T17" style:family="text">
      <style:text-properties style:font-name="Liberation Serif1"/>
    </style:style>
    <style:style style:name="T18" style:family="text">
      <style:text-properties style:font-name="Liberation Serif1" fo:font-size="11pt" fo:font-weight="normal" officeooo:rsid="000552f2" style:font-size-asian="11pt" style:font-weight-asian="normal" style:font-size-complex="11pt" style:font-weight-complex="normal"/>
    </style:style>
    <style:style style:name="T19" style:family="text">
      <style:text-properties officeooo:rsid="0002c9c2"/>
    </style:style>
    <style:style style:name="T20" style:family="text">
      <style:text-properties officeooo:rsid="0003a307"/>
    </style:style>
    <style:style style:name="T21" style:family="text">
      <style:text-properties fo:font-size="11pt" fo:font-weight="normal" officeooo:rsid="000552f2" style:font-size-asian="11pt" style:font-weight-asian="normal" style:font-size-complex="11pt" style:font-weight-complex="normal"/>
    </style:style>
    <style:style style:name="T22" style:family="text">
      <style:text-properties fo:font-size="11pt" fo:font-weight="normal" officeooo:rsid="003b7b77" style:font-size-asian="11pt" style:font-weight-asian="normal" style:font-size-complex="11pt" style:font-weight-complex="normal"/>
    </style:style>
    <style:style style:name="T23" style:family="text">
      <style:text-properties officeooo:rsid="0005f8d9"/>
    </style:style>
    <style:style style:name="T24" style:family="text">
      <style:text-properties officeooo:rsid="00064887"/>
    </style:style>
    <style:style style:name="T25" style:family="text">
      <style:text-properties officeooo:rsid="000825f6"/>
    </style:style>
    <style:style style:name="T26" style:family="text">
      <style:text-properties officeooo:rsid="00091d3d"/>
    </style:style>
    <style:style style:name="T27" style:family="text">
      <style:text-properties style:font-name="Courier 10 Pitch1" style:font-name-complex="Courier 10 Pitch1"/>
    </style:style>
    <style:style style:name="T28" style:family="text">
      <style:text-properties style:font-name="Courier 10 Pitch1" officeooo:rsid="00091d3d" style:font-name-complex="Courier 10 Pitch1"/>
    </style:style>
    <style:style style:name="T29" style:family="text">
      <style:text-properties fo:font-size="10pt" style:font-size-asian="10pt" style:font-size-complex="10pt"/>
    </style:style>
    <style:style style:name="T30" style:family="text">
      <style:text-properties officeooo:rsid="000a4e8e"/>
    </style:style>
    <style:style style:name="T31" style:family="text">
      <style:text-properties officeooo:rsid="000cea8d"/>
    </style:style>
    <style:style style:name="T32" style:family="text">
      <style:text-properties officeooo:rsid="000e1f7c"/>
    </style:style>
    <style:style style:name="T33" style:family="text">
      <style:text-properties officeooo:rsid="000ef9a2"/>
    </style:style>
    <style:style style:name="T34" style:family="text">
      <style:text-properties officeooo:rsid="001021eb"/>
    </style:style>
    <style:style style:name="T35" style:family="text">
      <style:text-properties style:font-name="Liberation Serif"/>
    </style:style>
    <style:style style:name="T36" style:family="text">
      <style:text-properties style:font-name="Liberation Serif" officeooo:rsid="001eda21"/>
    </style:style>
    <style:style style:name="T37" style:family="text">
      <style:text-properties style:font-name="Liberation Serif" officeooo:rsid="000a4e8e"/>
    </style:style>
    <style:style style:name="T38" style:family="text">
      <style:text-properties style:font-name="Liberation Serif" officeooo:rsid="00216690"/>
    </style:style>
    <style:style style:name="T39" style:family="text">
      <style:text-properties style:font-name="Liberation Serif" officeooo:rsid="00228cf1"/>
    </style:style>
    <style:style style:name="T40" style:family="text">
      <style:text-properties style:font-name="Liberation Serif" officeooo:rsid="002c30e6"/>
    </style:style>
    <style:style style:name="T41" style:family="text">
      <style:text-properties style:font-name="Liberation Serif" officeooo:rsid="002df5c5"/>
    </style:style>
    <style:style style:name="T42" style:family="text">
      <style:text-properties style:font-name="Liberation Serif" fo:font-style="italic" officeooo:rsid="002df5c5" style:font-style-asian="italic" style:font-style-complex="italic"/>
    </style:style>
    <style:style style:name="T43" style:family="text">
      <style:text-properties style:font-name="Liberation Serif" officeooo:rsid="003d5c1e"/>
    </style:style>
    <style:style style:name="T44" style:family="text">
      <style:text-properties style:font-name="Liberation Serif" officeooo:rsid="0046a6e2"/>
    </style:style>
    <style:style style:name="T45" style:family="text">
      <style:text-properties style:font-name="Liberation Serif" officeooo:rsid="00091d3d"/>
    </style:style>
    <style:style style:name="T46" style:family="text">
      <style:text-properties officeooo:rsid="00107ba9"/>
    </style:style>
    <style:style style:name="T47" style:family="text">
      <style:text-properties style:font-name="Courier 10 Pitch"/>
    </style:style>
    <style:style style:name="T48" style:family="text">
      <style:text-properties style:font-name="Courier 10 Pitch" officeooo:rsid="000ef9a2"/>
    </style:style>
    <style:style style:name="T49" style:family="text">
      <style:text-properties style:font-name="Courier 10 Pitch" officeooo:rsid="00091d3d"/>
    </style:style>
    <style:style style:name="T50" style:family="text">
      <style:text-properties style:font-name="Courier 10 Pitch" officeooo:rsid="000a4e8e"/>
    </style:style>
    <style:style style:name="T51" style:family="text">
      <style:text-properties style:font-name="Courier 10 Pitch" officeooo:rsid="00112ed1"/>
    </style:style>
    <style:style style:name="T52" style:family="text">
      <style:text-properties style:font-name="Courier 10 Pitch" officeooo:rsid="00131518"/>
    </style:style>
    <style:style style:name="T53" style:family="text">
      <style:text-properties style:font-name="Courier 10 Pitch" officeooo:rsid="0019057e"/>
    </style:style>
    <style:style style:name="T54" style:family="text">
      <style:text-properties style:font-name="Courier 10 Pitch" officeooo:rsid="001eda21"/>
    </style:style>
    <style:style style:name="T55" style:family="text">
      <style:text-properties style:font-name="Courier 10 Pitch" officeooo:rsid="002c30e6"/>
    </style:style>
    <style:style style:name="T56" style:family="text">
      <style:text-properties style:font-name="Courier 10 Pitch" officeooo:rsid="002df5c5"/>
    </style:style>
    <style:style style:name="T57" style:family="text">
      <style:text-properties style:font-name="Courier 10 Pitch" officeooo:rsid="0031166d"/>
    </style:style>
    <style:style style:name="T58" style:family="text">
      <style:text-properties style:font-name="Courier 10 Pitch" officeooo:rsid="003a9bef"/>
    </style:style>
    <style:style style:name="T59" style:family="text">
      <style:text-properties style:font-name="Courier 10 Pitch" officeooo:rsid="003d5c1e"/>
    </style:style>
    <style:style style:name="T60" style:family="text">
      <style:text-properties style:font-name="Courier 10 Pitch" officeooo:rsid="003fb6ce"/>
    </style:style>
    <style:style style:name="T61" style:family="text">
      <style:text-properties style:font-name="Courier 10 Pitch" officeooo:rsid="00442fe9"/>
    </style:style>
    <style:style style:name="T62" style:family="text">
      <style:text-properties style:font-name="Courier 10 Pitch" officeooo:rsid="00495cb0"/>
    </style:style>
    <style:style style:name="T63" style:family="text">
      <style:text-properties style:font-name="Courier 10 Pitch" officeooo:rsid="004b2924"/>
    </style:style>
    <style:style style:name="T64" style:family="text">
      <style:text-properties officeooo:rsid="00112ed1"/>
    </style:style>
    <style:style style:name="T65" style:family="text">
      <style:text-properties officeooo:rsid="00115837"/>
    </style:style>
    <style:style style:name="T66" style:family="text">
      <style:text-properties officeooo:rsid="00131518"/>
    </style:style>
    <style:style style:name="T67" style:family="text">
      <style:text-properties officeooo:rsid="00157969"/>
    </style:style>
    <style:style style:name="T68" style:family="text">
      <style:text-properties officeooo:rsid="0019057e"/>
    </style:style>
    <style:style style:name="T69" style:family="text">
      <style:text-properties officeooo:rsid="001eda21"/>
    </style:style>
    <style:style style:name="T70" style:family="text">
      <style:text-properties officeooo:rsid="0026fa79"/>
    </style:style>
    <style:style style:name="T71" style:family="text">
      <style:text-properties officeooo:rsid="00279ac4"/>
    </style:style>
    <style:style style:name="T72" style:family="text">
      <style:text-properties officeooo:rsid="0028a268"/>
    </style:style>
    <style:style style:name="T73" style:family="text">
      <style:text-properties officeooo:rsid="0028d1d0"/>
    </style:style>
    <style:style style:name="T74" style:family="text">
      <style:text-properties officeooo:rsid="002b04e4"/>
    </style:style>
    <style:style style:name="T75" style:family="text">
      <style:text-properties officeooo:rsid="002c30e6"/>
    </style:style>
    <style:style style:name="T76" style:family="text">
      <style:text-properties officeooo:rsid="002fa3d8"/>
    </style:style>
    <style:style style:name="T77" style:family="text">
      <style:text-properties officeooo:rsid="0031166d"/>
    </style:style>
    <style:style style:name="T78" style:family="text">
      <style:text-properties officeooo:rsid="0033257f"/>
    </style:style>
    <style:style style:name="T79" style:family="text">
      <style:text-properties officeooo:rsid="00366ae8"/>
    </style:style>
    <style:style style:name="T80" style:family="text">
      <style:text-properties officeooo:rsid="003a89ca"/>
    </style:style>
    <style:style style:name="T81" style:family="text">
      <style:text-properties officeooo:rsid="003a9bef"/>
    </style:style>
    <style:style style:name="T82" style:family="text">
      <style:text-properties officeooo:rsid="003b7b77"/>
    </style:style>
    <style:style style:name="T83" style:family="text">
      <style:text-properties officeooo:rsid="003d42b8"/>
    </style:style>
    <style:style style:name="T84" style:family="text">
      <style:text-properties officeooo:rsid="003ed24e"/>
    </style:style>
    <style:style style:name="T85" style:family="text">
      <style:text-properties officeooo:rsid="003fb6ce"/>
    </style:style>
    <style:style style:name="T86" style:family="text">
      <style:text-properties officeooo:rsid="00424a4e"/>
    </style:style>
    <style:style style:name="T87" style:family="text">
      <style:text-properties officeooo:rsid="00442fe9"/>
    </style:style>
    <style:style style:name="T88" style:family="text">
      <style:text-properties officeooo:rsid="00444056"/>
    </style:style>
    <style:style style:name="T89" style:family="text">
      <style:text-properties officeooo:rsid="004537d6"/>
    </style:style>
    <style:style style:name="T90" style:family="text">
      <style:text-properties officeooo:rsid="00495cb0"/>
    </style:style>
    <style:style style:name="T91" style:family="text">
      <style:text-properties officeooo:rsid="004b2924"/>
    </style:style>
    <style:style style:name="T92" style:family="text">
      <style:text-properties officeooo:rsid="004cb3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DeCoSTAR: <text:span text:style-name="T12">Detection of Co-evolution</text:span></text:p>
      <text:p text:style-name="P35">version 1.<text:span text:style-name="T92">2</text:span>, <text:span text:style-name="T92">10</text:span>/<text:span text:style-name="T92">01</text:span>/201<text:span text:style-name="T92">8</text:span></text:p>
      <text:p text:style-name="P36"><text:line-break/>Given <text:span text:style-name="T1">a species tree</text:span> <text:span text:style-name="T9">S</text:span>, <text:span text:style-name="T1">a set of gene </text:span><text:span text:style-name="T5">family </text:span><text:span text:style-name="T4">(unrooted)</text:span><text:span text:style-name="T2"> </text:span><text:span text:style-name="T1">tree </text:span><text:span text:style-name="T5">distributions</text:span><text:span text:style-name="T1"> </text:span><text:span text:style-name="T7">G</text:span><text:span text:style-name="T8">, a set of extant adjacencies </text:span><text:span text:style-name="T6">A</text:span><text:span text:style-name="T8"> </text:span>and <text:span text:style-name="T1">a set of costs for </text:span><text:span text:style-name="T2">adjacencies</text:span><text:span text:style-name="T1"> events</text:span> (<text:span text:style-name="T12">adjacency gain and adjacency</text:span> <text:span text:style-name="T12">breakage</text:span>), DeCoSTAR can compute:</text:p>
      <text:p text:style-name="P35"/>
      <text:p text:style-name="P2"><text:tab/><text:span text:style-name="T24">(1) </text:span>reconciled gene trees <text:span text:style-name="T10">R</text:span><text:span text:style-name="T14"> </text:span><text:span text:style-name="T16">from the gene trees in </text:span><text:span text:style-name="T11">G</text:span><text:span text:style-name="T16">, such that these forms a most parsimonious reconciliation between </text:span><text:span text:style-name="T11">S</text:span><text:span text:style-name="T16"> and </text:span><text:span text:style-name="T11">G</text:span><text:span text:style-name="T16"> according to the TERA algorithm described in [1].</text:span></text:p>
      <text:p text:style-name="P1"><text:span text:style-name="T16"><text:tab/>(2) </text:span>an history of the given adjacencies in <text:span text:style-name="T10">A</text:span> along the reconciled gene trees <text:span text:style-name="T10">R</text:span> such that this history minimizes <text:span text:style-name="T20">an</text:span> adjacency gains and breakages <text:span text:style-name="T20">cost</text:span>(with respect to their relative costs); according to the models described in [<text:span text:style-name="T24">2</text:span>][<text:span text:style-name="T24">3</text:span>].</text:p>
      <text:p text:style-name="P1"/>
      <text:p text:style-name="P1"/>
      <text:p text:style-name="P37">The history of adjacencies comes<text:span text:style-name="T12"> in the form of one or several adjacency trees </text:span>(phylogenetic trees in which nodes represents adjacencies between the nodes of gene trees). We refer to such an history as an <text:span text:style-name="T3">adjacency forest</text:span>. <text:span text:style-name="T86">Note that DeCoSTAR can, but usually does not output adjacency forest but instead provide lists of inferred adjacencies in ancestral species.</text:span></text:p>
      <text:p text:style-name="P1"/>
      <text:p text:style-name="P37">Rather than an adjacency forest <text:span text:style-name="T12">minimiz</text:span>ing<text:span text:style-name="T12"> the number of adjacency gains and breakages, </text:span>DeCoSTAR can sample adjacency forests in such a manner that adjacency forests with a lower adjacency cost have a higher chance to be sampled. This is done according to the algorithm described in [4], extended to include transfers.</text:p>
      <text:p text:style-name="P1"/>
      <text:p text:style-name="P45">It is also possible to use DeCoSTAR to infer adjacencies in extant species as described in [5] by using the scaffolding mode.</text:p>
      <text:p text:style-name="P1"/>
      <text:p text:style-name="P5"/>
      <text:p text:style-name="P13">The<text:span text:style-name="T30">re are three </text:span>required parameters. </text:p>
      <text:p text:style-name="P14"><text:span text:style-name="T30">The first is the species tree file (</text:span><text:span text:style-name="T50">species.file</text:span><text:span text:style-name="T30">), which contains a tree in newick format. </text:span></text:p>
      <text:p text:style-name="P14"><text:span text:style-name="T30">The second is a file containing the names (one per line) of files containing gene tree distributions with one distribution per gene family (</text:span><text:span text:style-name="T47">gene.distribution.file</text:span>). Even if each gene tree distribution only contains one tree (for instance if you used a maximum likelihood approach to get that tree), DeCoSTAR ask for one file per gene family.</text:p>
      <text:p text:style-name="P30">The third is a <text:span text:style-name="T26">file containing the extant adjacencies </text:span>(<text:span text:style-name="T49">adjacencies.file</text:span>). There must be one adjacency per line. An adjacency correspond to a couple of leaves names separated by a space.</text:p>
      <text:p text:style-name="P7"/>
      <text:p text:style-name="P7"/>
      <text:p text:style-name="P76">Description of the software parameters</text:p>
      <text:p text:style-name="P27"/>
      <text:p text:style-name="P40">The parameters that are boolean (ie. whose default is true or false) should be specified using 0 or 1 (for, respectively, false and true).</text:p>
      <text:p text:style-name="P22"><text:span text:style-name="T74">P</text:span>arameters <text:span text:style-name="T74">must</text:span> be given using the format <text:span text:style-name="T27">&lt;name&gt;=&lt;value&gt;</text:span><text:span text:style-name="T74"> (note the absence of '-' before the option name as well as the absence of space after the '=' )</text:span>.</text:p>
      <text:p text:style-name="P40">For instance, a typical command line might look like:</text:p>
      <text:p text:style-name="P40"/>
      <text:p text:style-name="P77">DeCoSTAR species.file=my.sp.tree.txt gene.distribution.file=my/distribs.txt adjacencies.file=adjs.txt dated.species.tree=0 Again.cost=3</text:p>
      <text:p text:style-name="P27"/>
      <text:p text:style-name="P40">For a non dated (but with transfer) analysis where the cost of a single adjacency gain is 3 (the other events will have their default costs).</text:p>
      <text:p text:style-name="P27"/>
      <text:p text:style-name="P64">Input parameters:</text:p>
      <text:p text:style-name="P64"/>
      <text:p text:style-name="P12"><text:span text:style-name="T37"><text:tab/>- </text:span><text:span text:style-name="T50">species.file<text:tab/><text:tab/></text:span><text:span text:style-name="T38">required. Species tree file (newick). NB: default behavior wants it to be <text:tab/><text:tab/><text:tab/><text:tab/><text:tab/>ultrametric if transfers are used (use dated.species.tree=0 to circumvent)</text:span></text:p>
      <text:p text:style-name="P27"><text:span text:style-name="T37"><text:tab/>- </text:span><text:span text:style-name="T47">parameter.file<text:tab/><text:tab/></text:span><text:span text:style-name="T35">no default value. A file with input parameters</text:span></text:p>
      <text:p text:style-name="P27"><text:span text:style-name="T37"><text:tab/>- </text:span><text:span text:style-name="T47">gene.distribution.file<text:tab/></text:span><text:span text:style-name="T35">required. Gene distribution files file (one file name per line)</text:span></text:p>
      <text:p text:style-name="P27"><text:span text:style-name="T37"><text:tab/>- </text:span><text:span text:style-name="T47">adjacencies.file<text:tab/><text:tab/></text:span><text:span text:style-name="T35">required. Adjacencies file (one adjacency per line; leaf names separated by <text:tab/><text:tab/><text:tab/><text:tab/><text:tab/>a space)</text:span></text:p>
      <text:p text:style-name="P27"><text:span text:style-name="T37"><text:tab/>- </text:span><text:span text:style-name="T47">dated.species.tree<text:tab/></text:span><text:span text:style-name="T35">default : true. The species tree is ultrametric and dates will be used to <text:tab/><text:tab/><text:tab/><text:tab/><text:tab/><text:tab/>subdivide the trees in time slices.</text:span></text:p>
      <text:p text:style-name="P28"><text:span text:style-name="T37"><text:tab/>- </text:span><text:span text:style-name="T47">char.sep<text:tab/><text:tab/><text:tab/></text:span><text:span text:style-name="T39">default : '</text:span><text:span text:style-name="T35">_</text:span><text:span text:style-name="T39">'.</text:span><text:span text:style-name="T35"> </text:span><text:span text:style-name="T39">C</text:span><text:span text:style-name="T35">har</text:span><text:span text:style-name="T39">acter</text:span><text:span text:style-name="T35"> separating gene names in gene tree files. One <text:tab/><text:tab/><text:tab/><text:tab/><text:tab/><text:tab/>character only.</text:span></text:p>
      <text:p text:style-name="P28"><text:span text:style-name="T42"><text:tab/><text:tab/><text:tab/><text:tab/><text:tab/>Caveat </text:span><text:span text:style-name="T41">: I you decide to use </text:span><text:span text:style-name="T56">char.sep='|'</text:span><text:span text:style-name="T41">, be aware that the character </text:span><text:soft-page-break/><text:span text:style-name="T41"><text:tab/><text:tab/><text:tab/><text:tab/><text:tab/></text:span><text:span text:style-name="T56">'|'</text:span><text:span text:style-name="T41"> is also used as a separator in the newick output of reconciled trees (if <text:tab/><text:tab/><text:tab/><text:tab/><text:tab/>you use </text:span><text:span text:style-name="T56">write.newick=1</text:span><text:span text:style-name="T41"> ).</text:span></text:p>
      <text:p text:style-name="P27"><text:span text:style-name="T37"><text:tab/>- </text:span><text:span text:style-name="T47">ale<text:tab/><text:tab/><text:tab/><text:tab/></text:span><text:span text:style-name="T39">default :</text:span><text:span text:style-name="T35"> false. </text:span><text:span text:style-name="T39">G</text:span><text:span text:style-name="T35">ene tree distribution are ALE files</text:span></text:p>
      <text:p text:style-name="P27"><text:span text:style-name="T37"><text:tab/>- </text:span><text:span text:style-name="T47">already.reconciled</text:span><text:span text:style-name="T35"><text:tab/></text:span><text:span text:style-name="T39">default : </text:span><text:span text:style-name="T35">false. </text:span><text:span text:style-name="T39">G</text:span><text:span text:style-name="T35">ene tree distribution are reconciled gene trees in </text:span><text:span text:style-name="T39"><text:tab/><text:tab/><text:tab/><text:tab/><text:tab/><text:tab/></text:span><text:span text:style-name="T35">recPhyloXML format. Will skip the reconciliation phase</text:span></text:p>
      <text:p text:style-name="P29"><text:span text:style-name="T37"><text:tab/>- </text:span><text:span text:style-name="T59">rooted</text:span><text:span text:style-name="T35"><text:tab/><text:tab/><text:tab/></text:span><text:span text:style-name="T39">default : </text:span><text:span text:style-name="T44">false</text:span><text:span text:style-name="T35">. </text:span><text:span text:style-name="T43">Specify that the root of the given gene trees must be kept. <text:tab/><text:tab/><text:tab/><text:tab/><text:tab/>This option turns off amalgamation when switched on.</text:span></text:p>
      <text:p text:style-name="P79"/>
      <text:p text:style-name="P78"/>
      <text:p text:style-name="P78"/>
      <text:p text:style-name="P27"/>
      <text:p text:style-name="P60">Reconciliation parameters:</text:p>
      <text:p text:style-name="P24"/>
      <text:p text:style-name="P24">In its default form, DeCoSTAR performs the reconciliation of gene families using the TERA algorithm [1]. As such, it include some of the algorithm's options. </text:p>
      <text:p text:style-name="P24"/>
      <text:p text:style-name="P26">The options that concern reconciliation are:</text:p>
      <text:p text:style-name="P8"><text:tab/>- <text:span text:style-name="T47">with.transfer</text:span><text:tab/><text:tab/><text:span text:style-name="T34">default: </text:span>true. <text:span text:style-name="T34">A</text:span>llow<text:span text:style-name="T34">s</text:span> transfers <text:span text:style-name="T34">in </text:span>the reconciliation and adjacency histories <text:tab/><text:tab/><text:tab/><text:tab/><text:tab/>reconstruction.</text:p>
      <text:p text:style-name="P8"><text:tab/>- <text:span text:style-name="T47">dupli.cost</text:span><text:tab/><text:tab/><text:tab/><text:span text:style-name="T34">default: </text:span>2. cost of a <text:span text:style-name="T34">single gene </text:span>duplication</text:p>
      <text:p text:style-name="P8"><text:tab/>- <text:span text:style-name="T47">HGT.cost</text:span><text:tab/><text:tab/><text:tab/><text:span text:style-name="T34">default: 3</text:span>. cost of a <text:span text:style-name="T34">single Horizontal Gene Transfer</text:span></text:p>
      <text:p text:style-name="P9"><text:tab/>- <text:span text:style-name="T47">loss.cost</text:span><text:tab/><text:tab/><text:tab/><text:span text:style-name="T34">default: 1</text:span>. cost of a <text:span text:style-name="T34">single gene loss</text:span></text:p>
      <text:p text:style-name="P8"><text:tab/>- <text:span text:style-name="T47">try.all.amalgamation</text:span><text:tab/><text:span text:style-name="T46">default: true. </text:span>try all possible amalgamation when reconciling gene trees. <text:tab/><text:tab/><text:tab/><text:tab/><text:tab/>Otherwise <text:span text:style-name="T46">only </text:span>the best tree <text:span text:style-name="T46">(ie. The most frequent) of the distribution </text:span>is <text:tab/><text:tab/><text:tab/><text:tab/><text:tab/>used.</text:p>
      <text:p text:style-name="P25"/>
      <text:p text:style-name="P10"><text:tab/>- <text:span text:style-name="T51">T</text:span><text:span text:style-name="T47">opology.weight</text:span><text:tab/><text:tab/><text:span text:style-name="T64">default: 1. In the case of amalgamation, this is the weight associated to the <text:tab/><text:tab/><text:tab/><text:tab/><text:tab/>topology part of the score guiding the reconciliation</text:span></text:p>
      <text:p text:style-name="P24"/>
      <text:p text:style-name="P24">Not all options are included. In the case were some specific, non-included, options are required, it is recommended to perform the reconciliation independently using ecceTERA (or any other reconciliation software) and then to directly give the reconciliation to DeCoSTAR (using <text:span text:style-name="T47">already.reconciled=1</text:span>).</text:p>
      <text:p text:style-name="P24"/>
      <text:p text:style-name="P20"/>
      <text:p text:style-name="P20"/>
      <text:p text:style-name="P20"/>
      <text:p text:style-name="P61">Basic adjacency history parameters:</text:p>
      <text:p text:style-name="P61"/>
      <text:p text:style-name="P10"><text:tab/>- <text:span text:style-name="T47">Again.cost<text:tab/><text:tab/></text:span><text:span text:style-name="T65">default: 2. C</text:span>ost of a <text:span text:style-name="T65">single</text:span> adjacency gain</text:p>
      <text:p text:style-name="P10"><text:tab/>- <text:span text:style-name="T47">Abreak.cost</text:span><text:tab/><text:span text:style-name="T65">default: 1. C</text:span>ost of a <text:span text:style-name="T65">single</text:span> adjacency break<text:span text:style-name="T65">age</text:span></text:p>
      <text:p text:style-name="P10"><text:tab/></text:p>
      <text:p text:style-name="P10"/>
      <text:p text:style-name="P61">Adjacency history sampling parameters:</text:p>
      <text:p text:style-name="P61"/>
      <text:p text:style-name="P10"><text:tab/>- <text:span text:style-name="T47">use.boltzmann</text:span><text:tab/><text:tab/><text:span text:style-name="T65">default: false.</text:span> <text:span text:style-name="T65">U</text:span>se Boltzmann sampling for the adjacencies history <text:tab/><text:tab/><text:tab/><text:tab/><text:tab/><text:tab/>computation.</text:p>
      <text:p text:style-name="P10"><text:tab/>- <text:span text:style-name="T47">boltzmann.temperature</text:span><text:tab/><text:span text:style-name="T65">default: 0.1.</text:span> Temperature to use in the Boltzmann sampling (if used)</text:p>
      <text:p text:style-name="P16"><text:tab/>- <text:span text:style-name="T47">nb.sample</text:span><text:tab/><text:tab/><text:tab/><text:span text:style-name="T65">default: 1. N</text:span>umber of samples to get from the adjacency matrix. <text:span text:style-name="T79">NB: it can <text:tab/><text:tab/><text:tab/><text:tab/><text:tab/>be used together with </text:span><text:span text:style-name="T47">use.boltzmann</text:span><text:span text:style-name="T79"> or not.</text:span></text:p>
      <text:p text:style-name="P10"/>
      <text:p text:style-name="P65">Adjacency history assembly related parameters <text:span text:style-name="T81">(scaffolding mode [5])</text:span>:</text:p>
      <text:p text:style-name="P65"/>
      <text:p text:style-name="P31"><text:tab/>- <text:span text:style-name="T58">scaffolding.mode</text:span><text:tab/><text:tab/>default : false. Use <text:span text:style-name="T81">scaffolding</text:span> algorithm to improve extant genomes <text:tab/><text:tab/><text:tab/><text:tab/><text:tab/><text:tab/>scaffolding/assembly.</text:p>
      <text:p text:style-name="P31"><text:tab/>- <text:span text:style-name="T47">chromosome.file<text:tab/><text:tab/></text:span>no default value. <text:span text:style-name="T70">A file containing the number of chromosome in each each <text:tab/><text:tab/><text:tab/><text:tab/><text:tab/>species (one species per line, each line comprised name of the species <text:tab/><text:tab/><text:tab/><text:tab/><text:tab/><text:tab/>followed by the number of chromosome, separated by a tabulation)</text:span></text:p>
      <text:p text:style-name="P10"/>
      <text:p text:style-name="P19">- <text:span text:style-name="T55">adjacency.score.log.base</text:span><text:span text:style-name="T40"><text:tab/>default :</text:span><text:span text:style-name="T75">10000. Used in the case where the adjacency file also contains a score between 0 and 1. Base of the logarithm applied to this score.</text:span></text:p>
      <text:p text:style-name="P56"/>
      <text:p text:style-name="P57"/>
      <text:p text:style-name="P57"><text:soft-page-break/><text:tab/>- <text:span text:style-name="T47">scaffold</text:span><text:span text:style-name="T62">ing</text:span><text:span text:style-name="T47">.</text:span><text:span text:style-name="T62">propagation</text:span><text:span text:style-name="T47">.</text:span><text:span text:style-name="T62">index</text:span><text:tab/><text:span text:style-name="T90">default: 1. Must be &gt; 0 ; maximum size of the clade where <text:tab/><text:tab/><text:tab/><text:tab/><text:tab/><text:tab/><text:tab/>we can still infer new adjacencies even though it doesn't <text:tab/><text:tab/><text:tab/><text:tab/><text:tab/><text:tab/><text:tab/>possess any (ie. the only adjacency is on the outgroup of <text:tab/><text:tab/><text:tab/><text:tab/><text:tab/><text:tab/><text:tab/>this clade)</text:span></text:p>
      <text:p text:style-name="P56"><text:tab/>- <text:span text:style-name="T47">scaffold.includes.scored.adjs</text:span><text:tab/>default : false. Used in the case where the adjacency file <text:tab/><text:tab/><text:tab/><text:tab/><text:tab/><text:tab/><text:tab/>also contains a score between 0 and 1 AND <text:tab/><text:tab/><text:tab/><text:tab/><text:tab/><text:tab/><text:tab/><text:tab/><text:tab/>scaffolding.mode is true. If true, include the adjacencies <text:tab/><text:tab/><text:tab/><text:tab/><text:tab/><text:tab/><text:tab/>with a score &lt; 1 in the computation of the number of <text:tab/><text:tab/><text:tab/><text:tab/><text:tab/><text:tab/><text:tab/>contigs.</text:p>
      <text:p text:style-name="P41"/>
      <text:p text:style-name="P41"/>
      <text:p text:style-name="P63"><text:span text:style-name="T91">Loss aware</text:span> parameters:</text:p>
      <text:p text:style-name="P63"/>
      <text:p text:style-name="P67">These parameters concern a mode where DeCoSTAR iteratively re-computes ancestral adjacencies and takes into account adjacencies between two genes born from the loss of a gene between them (hence the name: Loss aware ).</text:p>
      <text:p text:style-name="P63"/>
      <text:p text:style-name="P58"><text:tab/>- <text:span text:style-name="T63">Loss.aware</text:span><text:tab/><text:tab/>default : false. <text:span text:style-name="T91">computes adjacency matrices while giving a free gain to a list of <text:tab/><text:tab/><text:tab/><text:tab/>specific adjacencies based on losses in their neighbors.</text:span></text:p>
      <text:p text:style-name="P58"/>
      <text:p text:style-name="P58"><text:tab/>- <text:span text:style-name="T63">Loss.iteration</text:span><text:tab/><text:span text:style-name="T91">default : 2. number of iterations of DeCoSTAR if the Loss.aware parameter is true. <text:tab/><text:tab/><text:tab/><text:tab/>The minimum value for this parameter is 2.</text:span></text:p>
      <text:p text:style-name="P10"/>
      <text:p text:style-name="P10"/>
      <text:p text:style-name="P10"/>
      <text:p text:style-name="P61">Advanced adjacency history parameters:</text:p>
      <text:p text:style-name="P61"/>
      <text:p text:style-name="P10"><text:tab/>- <text:span text:style-name="T47">C1.Advantage</text:span><text:tab/><text:span text:style-name="T65">default: 0.5. B</text:span>etween 0 and 1. Probability to choose C1 (presence of adjacency) over <text:tab/><text:tab/><text:tab/><text:tab/>C0 (absence of adjacency) in case of a score tie at the root of an equivalence class</text:p>
      <text:p text:style-name="P10"><text:tab/>- <text:span text:style-name="T47">all.pair.equivalence.class</text:span><text:tab/><text:span text:style-name="T65">default: false. C</text:span>ompute adjacency histories for all pair of gene <text:tab/><text:tab/><text:tab/><text:tab/><text:tab/><text:tab/>families (even if they share no adjacencies).</text:p>
      <text:p text:style-name="P10"><text:tab/>- <text:span text:style-name="T47">bounded.TS</text:span><text:tab/><text:tab/><text:span text:style-name="T65">default: false.</text:span> <text:span text:style-name="T65">U</text:span>se bounded time slices in adjacency history computations <text:span text:style-name="T65">(only if <text:tab/><text:tab/><text:tab/><text:tab/>the species tree is dated)</text:span></text:p>
      <text:p text:style-name="P10"><text:tab/>- <text:span text:style-name="T47">always.Again</text:span><text:tab/><text:span text:style-name="T65">default: true.</text:span> <text:span text:style-name="T65">A</text:span>lways put an <text:span text:style-name="T65">a</text:span>d<text:span text:style-name="T65">j</text:span>acency Gain at the top of an equivalence class tree</text:p>
      <text:p text:style-name="P10"><text:tab/>- <text:span text:style-name="T47">absence.penalty</text:span><text:tab/><text:span text:style-name="T65">default: -1.</text:span> <text:span text:style-name="T65">I</text:span>f set to -1 (the default), nothing changes. Otherwise, specify the cost of <text:tab/><text:tab/><text:tab/><text:tab/>having an adjacency at a pair of leaves which are not part of the list of adjacencies <text:tab/><text:tab/><text:tab/><text:tab/>given at initialization</text:p>
      <text:p text:style-name="P10"><text:tab/>- <text:span text:style-name="T47">substract.reco.to.adj</text:span><text:tab/><text:span text:style-name="T66">default: false. I</text:span>f set to 1, the weighted cost of a reconciliation event will be <text:tab/><text:tab/><text:tab/><text:tab/><text:tab/>used to favor co-event in the adjacency matrix computation. Unava<text:span text:style-name="T80">i</text:span>lable <text:tab/><text:tab/><text:tab/><text:tab/><text:tab/>for Boltzmann computation.</text:p>
      <text:p text:style-name="P11"><text:tab/>- <text:span text:style-name="T47">Reconciliation.weight<text:tab/></text:span><text:span text:style-name="T66">default: 1. W</text:span>eight of the reconciliation <text:span text:style-name="T66">events when <text:s/><text:tab/><text:tab/><text:tab/><text:tab/><text:tab/><text:tab/><text:tab/><text:tab/></text:span><text:span text:style-name="T47">substract.reco.to.adj</text:span><text:span text:style-name="T52">=1</text:span></text:p>
      <text:p text:style-name="P11"><text:tab/>- <text:span text:style-name="T47">Adjacency.weight<text:tab/><text:tab/></text:span><text:span text:style-name="T66">default: 1. W</text:span>eight of the adjacency <text:span text:style-name="T66">events when <text:s/><text:tab/><text:tab/><text:tab/><text:tab/><text:tab/><text:tab/><text:tab/><text:tab/></text:span><text:span text:style-name="T47">substract.reco.to.adj</text:span><text:span text:style-name="T52">=1</text:span></text:p>
      <text:p text:style-name="P15"/>
      <text:p text:style-name="P59"><text:span text:style-name="T47"><text:tab/></text:span><text:span text:style-name="T45">-</text:span><text:span text:style-name="T35"> </text:span><text:span text:style-name="T47">all.children.adj.transmission.rules </text:span><text:span text:style-name="T35">default: </text:span>false. Whether or not adjacencies should be <text:tab/><text:tab/><text:tab/><text:tab/><text:tab/>expected to be transmitted to all children in the same species or not. By <text:tab/><text:tab/><text:tab/><text:tab/><text:tab/>default, an adjacency is transmitted to only one child and any additional <text:tab/><text:tab/><text:tab/><text:tab/><text:tab/>adjacency implies a Gain.</text:p>
      <text:p text:style-name="P44"/>
      <text:p text:style-name="P44"/>
      <text:p text:style-name="P61">Output parameters:</text:p>
      <text:p text:style-name="P54"/>
      <text:p text:style-name="P18"><text:tab/>- <text:span text:style-name="T47">verbose</text:span><text:tab/><text:tab/><text:tab/><text:span text:style-name="T89">default: 1. Show progress and timing.</text:span></text:p>
      <text:p text:style-name="P55"><text:tab/><text:tab/><text:tab/><text:tab/><text:tab/><text:tab/>0: nothing is reported short of error.</text:p>
      <text:p text:style-name="P55"><text:tab/><text:tab/><text:tab/><text:tab/><text:tab/><text:tab/>1: basic report (default).</text:p>
      <text:p text:style-name="P55"><text:tab/><text:tab/><text:tab/><text:tab/><text:tab/><text:tab/>2: various information about reconciliation, adjacency matrix and <text:tab/><text:tab/><text:tab/><text:tab/><text:tab/><text:tab/> <text:s text:c="3"/>backtracking</text:p>
      <text:p text:style-name="P55"><text:tab/><text:tab/><text:tab/><text:tab/><text:tab/><text:tab/>3: maximal amount of information</text:p>
      <text:p text:style-name="P10"><text:tab/>- <text:span text:style-name="T47">write.newick</text:span><text:tab/><text:tab/><text:span text:style-name="T67">default: false.</text:span> <text:span text:style-name="T67">U</text:span>se newick format rather than phyloXML-like format <text:span text:style-name="T67">for <text:tab/><text:tab/><text:tab/><text:tab/><text:tab/>ouputs</text:span>.</text:p>
      <text:p text:style-name="P10"><text:tab/>- <text:span text:style-name="T47">hide.losses.newick</text:span><text:tab/><text:span text:style-name="T67">default: false.</text:span> <text:span text:style-name="T67">I</text:span>f true, losses and the branches leading to them wil<text:span text:style-name="T67">l</text:span> be <text:tab/><text:tab/><text:tab/><text:tab/><text:tab/><text:tab/>removed from <text:span text:style-name="T67">newick formatted output.</text:span></text:p>
      <text:p text:style-name="P10"><text:soft-page-break/><text:tab/>- <text:span text:style-name="T47">write.adjacencies</text:span><text:tab/><text:span text:style-name="T67">default: true. W</text:span>rite the adjacencies inferred in ancestral species <text:span text:style-name="T67">in a file.</text:span></text:p>
      <text:p text:style-name="P51"><text:tab/>- <text:span text:style-name="T47">write.genes</text:span><text:tab/><text:tab/><text:span text:style-name="T88">default: </text:span>false. <text:span text:style-name="T88">W</text:span>rite the genes inferred in ancestral and extant species.</text:p>
      <text:p text:style-name="P10"><text:tab/>- <text:span text:style-name="T47">output.dir</text:span><text:tab/><text:tab/><text:tab/><text:span text:style-name="T67">default: none.</text:span> <text:span text:style-name="T67">D</text:span>irectory <text:span text:style-name="T67">to print </text:span>file<text:span text:style-name="T67">s in.</text:span></text:p>
      <text:p text:style-name="P10"><text:tab/>- <text:span text:style-name="T47">output.prefix</text:span><text:tab/><text:tab/><text:span text:style-name="T67">default: none.</text:span> A prefix to prepend to all output files.</text:p>
      <text:p text:style-name="P17"><text:tab/>- <text:span text:style-name="T47">write.adjacenc</text:span><text:span text:style-name="T60">y.trees</text:span><text:tab/><text:span text:style-name="T67">default: false. W</text:span>rite the inferred adjacenc<text:span text:style-name="T85">y trees.</text:span></text:p>
      <text:p text:style-name="P20"/>
      <text:p text:style-name="P66">Input <text:span text:style-name="T64">f</text:span>ormats:</text:p>
      <text:p text:style-name="P6"/>
      <text:p text:style-name="P6">The default parameters assume an ultrametric dated (i.e., with branch lengths), binary species tree. An undated <text:span text:style-name="T26">species </text:span>tree is input using <text:span text:style-name="T28">dated.species.tree=0</text:span>.</text:p>
      <text:p text:style-name="P6"/>
      <text:p text:style-name="P47">The gene trees are expected to be unrooted and in a newick format <text:span text:style-name="T84">(unless the </text:span><text:span text:style-name="T59">rooted</text:span><text:span text:style-name="T84"> option is used)</text:span>. Leaves names should be composed of the name the the species in which the leaf is and the gene name, linked by a separator (by default, this separator is <text:span text:style-name="T47">'_'</text:span> and can be changed using <text:span text:style-name="T49">char.sep</text:span>).</text:p>
      <text:p text:style-name="P38">Rather than gene trees, the user may supply ale files instead (specified with <text:span text:style-name="T47">ale=1</text:span>), which are files that sum up a gene distribution in the form of conditional clades probabilities. Such files can be obtained with the ale [<text:span text:style-name="T82">6</text:span>] software.</text:p>
      <text:p text:style-name="P21">If the gene family ave already been reconciled (for instance if you don't want to use the same method as DeCoSTAR), they can be provided <text:span text:style-name="T13">instead</text:span> of the gene tree distributions <text:span text:style-name="T33">(with </text:span><text:span text:style-name="T48">already.reconciled=1</text:span><text:span text:style-name="T33">)</text:span> . Reconciled trees should be provided using the recPhyloXML format (see <text:a xlink:type="simple" xlink:href="http://phylariane.univ-lyon1.fr/recxml/" text:style-name="Internet_20_link" text:visited-style-name="Visited_20_Internet_20_Link"><text:span text:style-name="T71">http://phylariane.univ-lyon1.fr/recxml/</text:span></text:a> for a description of the format).</text:p>
      <text:p text:style-name="P83">If the gene trees are given as recPhyloXML reconciled trees, then the species in the xml file must correspond to the names in the species tree file, where they are specified in the bootstrap field.</text:p>
      <text:p text:style-name="P21"/>
      <text:p text:style-name="P21"/>
      <text:p text:style-name="P46">The adjacencies <text:span text:style-name="T75"><text:s/>given in the file (</text:span><text:span text:style-name="T49">adjacencies.file</text:span><text:span text:style-name="T30">) may </text:span>present two additional fields describing the orientation of the genes forming the adjacencies. These orientations are specified using the <text:span text:style-name="T47">'+'</text:span> and <text:span text:style-name="T47">'-'</text:span> character (respectively for a sense and anti-sense gene). This will cause DeCoSTAR to treat the extremities of a gene as two different entities when it comes to adjacencies (but not reconciliation : the two extremities of a same gene have the same history).</text:p>
      <text:p text:style-name="P41"/>
      <text:p text:style-name="P41"><text:span text:style-name="T83">Additionally</text:span>, the adjacencies given in the file <text:span text:style-name="T30">(</text:span><text:span text:style-name="T49">adjacencies.file</text:span><text:span text:style-name="T30">) </text:span>may have a third field that should be a number between 0 and 1. This number will be used as a score denoting the confidence that the adjacency really exists (1 meaning that the adjacency is certain; 0 that the adjacency is not possible) that DeCoSTAR algorithm will take into account, allowing the possibility to create adjacency histories without this adjacency.</text:p>
      <text:p text:style-name="P41">This is an advanced functionality, and it is linked to the option (<text:span text:style-name="T47">adjacency.score.log.base</text:span>) which determine the base of the logarithm that is used to go from this 0-to-1 score to a parsimony cost.</text:p>
      <text:p text:style-name="P46"/>
      <text:p text:style-name="P46">If both orientation and score are specified for an adjacency, they should come in that order: orientation, then score; such that a valid line could look like:</text:p>
      <text:p text:style-name="P80">g1 g2 + + 0.9</text:p>
      <text:p text:style-name="P21"/>
      <text:p text:style-name="P21"/>
      <text:p text:style-name="P21">Rather than being all provided in the command lines, arguments can be given in a file specified with the <text:span text:style-name="T47">parameter.file</text:span> argument. In that file, parameters can be given using the format <text:span text:style-name="T27">&lt;name&gt;=&lt;value&gt;</text:span>. <text:span text:style-name="Comment_20_Reference"><text:span text:style-name="T29">Any parameters given on the command line will take precedence and the duplicated parameter will be ignored.</text:span></text:span></text:p>
      <text:p text:style-name="P21"/>
      <text:p text:style-name="P21"/>
      <text:p text:style-name="P62">Output formats:</text:p>
      <text:p text:style-name="P21"/>
      <text:p text:style-name="P21"/>
      <text:p text:style-name="P48">If the <text:span text:style-name="T47">output.dir</text:span> option has been used, all file will be written in the specified directory. Otherwise they are written in the current directory.</text:p>
      <text:p text:style-name="P48"/>
      <text:p text:style-name="P49"><text:span text:style-name="T76">If </text:span><text:span text:style-name="T53">write.adjacencies</text:span><text:span text:style-name="T68"> is set to true (it is by default), </text:span>DeCoSTAR <text:span text:style-name="T68">will output the a file containing the adjacencies inferred at ancestral speciation nodes and leaves such that each line represent an adjacency. The fields of these lines are separated by spaces and correspond to, in order:</text:span></text:p>
      <text:p text:style-name="P49"><text:tab/>- <text:span text:style-name="T87">the species the adjacency is in</text:span></text:p>
      <text:p text:style-name="P50"><text:tab/>- <text:span text:style-name="T87">the gene forming the first extremity if the adjacency</text:span></text:p>
      <text:p text:style-name="P50"><text:tab/>- <text:span text:style-name="T87">the gene forming the second extremity if the adjacency</text:span></text:p>
      <text:p text:style-name="P50"><text:tab/>- <text:span text:style-name="T87">the orientation of the first extremity if the adjacency (as described in the input format section)</text:span></text:p>
      <text:p text:style-name="P50"><text:tab/>- <text:span text:style-name="T87">the orientation of the second extremity if the adjacency (as described in the input format section)</text:span></text:p>
      <text:p text:style-name="P53"><text:tab/>- the eventual score given to that adjacency at input (NB: ancestral adjacency have an input score of 0)</text:p>
      <text:p text:style-name="P50">- <text:span text:style-name="T87">the frequency of observation of the adjacency (ie. how many time the adjacency was observed across all sample </text:span><text:soft-page-break/><text:span text:style-name="T87">divided by the number of samples)</text:span></text:p>
      <text:p text:style-name="P4"/>
      <text:p text:style-name="P50"><text:span text:style-name="T76">If </text:span><text:span text:style-name="T53">write.</text:span><text:span text:style-name="T61">gene</text:span><text:span text:style-name="T53">s</text:span><text:span text:style-name="T68"> is set to true (it is set to false by default), DeCoSTAR will output a file describing all extant and ancestral genes. Each line correspond to one gene and begins with the code of the species the gene is in followed by the gene name followed by the list of the gene's extant descendants (all separated by spaces).</text:span></text:p>
      <text:p text:style-name="P48"/>
      <text:p text:style-name="P50"><text:span text:style-name="T76">DeCoSTAR will also output the species tree and will create a </text:span><text:span text:style-name="T53">reconciliations.</text:span><text:span text:style-name="T57">suffix</text:span><text:span text:style-name="T68"> file.</text:span></text:p>
      <text:p text:style-name="P53">If <text:span text:style-name="T76"><text:s/></text:span><text:span text:style-name="T53">write.adjacencie</text:span><text:span text:style-name="T47">s.trees</text:span><text:span text:style-name="T68"> is set to true (it is </text:span>set to false <text:span text:style-name="T68">by default), </text:span>then an<text:span text:style-name="T68"> </text:span><text:span text:style-name="T53">adjacencyTrees.</text:span><text:span text:style-name="T57">suffix</text:span><text:span text:style-name="T68"> </text:span>file will also be written.</text:p>
      <text:p text:style-name="P53">H<text:span text:style-name="T68">ere </text:span><text:span text:style-name="T53">suffix</text:span><text:span text:style-name="T68"> is either </text:span><text:span text:style-name="T53">'xml'</text:span><text:span text:style-name="T68"> or </text:span><text:span text:style-name="T53">'newick'</text:span><text:span text:style-name="T68"> depending on the chosen output format.</text:span></text:p>
      <text:p text:style-name="P52">These <text:span text:style-name="T77">files</text:span> contain respectively the reconciled tree of each gene family and the adjacency trees computed from the extant adjacencies.</text:p>
      <text:p text:style-name="P23"/>
      <text:p text:style-name="P32">By default, all trees are written in XML format. The species tree follows a classical phyloXML format. The reconciled gene tree are in the recPhyloXML format <text:span text:style-name="T32">(see </text:span><text:a xlink:type="simple" xlink:href="http://phylariane.univ-lyon1.fr/recxml/" text:style-name="Internet_20_link" text:visited-style-name="Visited_20_Internet_20_Link"><text:span text:style-name="T32">http://phylariane.univ-lyon1.fr/recxml/</text:span></text:a><text:span text:style-name="T32"> for a </text:span>detailed <text:span text:style-name="T32">description of the format).</text:span></text:p>
      <text:p text:style-name="P32"/>
      <text:p text:style-name="P32">Adjacency trees follow a format close to the recPhyloXML one, adapted to include adjacency related events. <text:span text:style-name="T69">As each node represent an adjacency, its given name is actually the name (or the id, if they have no name) of the two genes it links, separated by </text:span><text:span text:style-name="T54">'-'</text:span><text:span text:style-name="T36">. Each clade has a </text:span><text:span text:style-name="T54">&lt;eventsAdj&gt;</text:span><text:span text:style-name="T36"> tag that contains an ordered list of event the adjacency has undergone. Each event has a </text:span><text:span text:style-name="T54">coevent</text:span><text:span text:style-name="T36"> property. If the </text:span><text:span text:style-name="T54">coevent</text:span><text:span text:style-name="T36"> property is set at </text:span><text:span text:style-name="T54">“1”</text:span><text:span text:style-name="T36">, then this indicate that the event spanned both end of the adjacency at the same time. If it is set at </text:span><text:span text:style-name="T54">“0”</text:span><text:span text:style-name="T36">, then it means that the event only spanned one end of the adjacency. There is an additional event when compared to </text:span><text:span text:style-name="T35">recPhyloXML: </text:span><text:span text:style-name="T36">the </text:span><text:span text:style-name="T54">adjBreak</text:span><text:span text:style-name="T36"> event which marks an adjacency breakage. </text:span></text:p>
      <text:p text:style-name="P42"><text:span text:style-name="T77">Furthermore, the different adjacency equivalence class families (ie. a group of adjacencies linking gene from the same couple of gene families) are grouped together under the </text:span><text:span text:style-name="T57">'&lt;EquivalenceClassFamily&gt;'</text:span><text:span text:style-name="T77"> tag which specifies which gene families are linked. If several samples were done, then an additional </text:span><text:span text:style-name="T57">'&lt;sample&gt;'</text:span><text:span text:style-name="T77"> tag is present.</text:span></text:p>
      <text:p text:style-name="P32"/>
      <text:p text:style-name="P33"/>
      <text:p text:style-name="P34">If the option <text:span text:style-name="T47">write.newick</text:span> has been activated, reconciled gene trees and adjacency trees will be written in a newick format where reconciliation or adjacency information will be written in place of the bootstrap.</text:p>
      <text:p text:style-name="P34"/>
      <text:p text:style-name="P34">This information consists in the name of the gene (or its id in the case of an internal node), or the name of the two genes it links for adjacency trees, followed by the event associated with the node, the species it is in and the time slice it occurs at (if applicable). These fours fields are separated by a <text:span text:style-name="T47">'|'</text:span> character.</text:p>
      <text:p text:style-name="P34">For reconciliation trees, events may be:</text:p>
      <text:p text:style-name="P34"><text:tab/>- <text:span text:style-name="T47">Extant</text:span> : for leaves</text:p>
      <text:p text:style-name="P34"><text:tab/>- <text:span text:style-name="T47">Spe</text:span> : speciation </text:p>
      <text:p text:style-name="P34"><text:tab/>- <text:span text:style-name="T47">Loss</text:span> : gene Loss </text:p>
      <text:p text:style-name="P34"><text:tab/>- <text:span text:style-name="T47">Dup</text:span> : <text:span text:style-name="T73">gene d</text:span>uplication</text:p>
      <text:p text:style-name="P34"><text:tab/>- <text:span text:style-name="T47">SpeOut</text:span> : <text:span text:style-name="T73">s</text:span>peciation to an extinct/unsampled lineage (otherwise called SpeciationOut)</text:p>
      <text:p text:style-name="P34"><text:tab/>- <text:span text:style-name="T47">Reception</text:span> : <text:span text:style-name="T73">t</text:span>ransfer reception</text:p>
      <text:p text:style-name="P34"><text:tab/>- <text:span text:style-name="T47">Null</text:span> : no event (to account for time slices)</text:p>
      <text:p text:style-name="P34"><text:tab/>- <text:span text:style-name="T47">BifOut</text:span> : <text:span text:style-name="T73">b</text:span>ifurcation in an extinct/unsampled lineage (otherwise called BifurcationOut)</text:p>
      <text:p text:style-name="P34"/>
      <text:p text:style-name="P39">Fot adjacency trees, the following events are added:</text:p>
      <text:p text:style-name="P39"><text:tab/>- any reconciliation event might have the prefix <text:span text:style-name="T47">“co-”</text:span> marking the fact that both extremities of the adjacency underwent the same event at the same time (for instance, a co-duplication means that the two adjacent genes were duplicated together)</text:p>
      <text:p text:style-name="P39"><text:tab/>- <text:span text:style-name="T47">Breakage</text:span> : adjacency breakage</text:p>
      <text:p text:style-name="P39"/>
      <text:p text:style-name="P43">The trees linking different gene families are separated by an information line beginning by <text:span text:style-name="T47">'&gt;'</text:span> and specifying which families are linked and, if necessary, the sample the trees belong to.</text:p>
      <text:p text:style-name="P39"/>
      <text:p text:style-name="P39">NB: in this model of reconciliation, lateral gene transfer are modeled as a process where a gene first undergoes a speciation to an extinct or unsampled lineage of the species tree (<text:span text:style-name="T72">otherwise called SpeciationOut</text:span>) where it evolves for a certain time before being transferred from this unsampled lineage to a sampled lineage (ie. a branch) of the species tree (transfer reception). See [1] or [5] for a more detailed view of this process when applied to reconciliation inference.</text:p>
      <text:p text:style-name="P39"/>
      <text:p text:style-name="P39">NB2: adjacency trees do not <text:span text:style-name="T78">explicitly</text:span> contain any adjacency gains because any adjacency gains actually gives rise to a new adjacency tree. In other words, there is an implicit adjacency gain at the root of every adjacency tree.</text:p>
      <text:p text:style-name="P39"/>
      <text:p text:style-name="P3"><text:soft-page-break/></text:p>
      <text:p text:style-name="P1"/>
      <text:p text:style-name="P1"/>
      <text:p text:style-name="P69">REFERENCES</text:p>
      <text:p text:style-name="P69"/>
      <text:p text:style-name="P71">[<text:span text:style-name="T25">1</text:span>] Celine Scornavacca, Edwin Jacox, and Gergely Szöllősi. Joint Amalgamation of Most Parsimonious Reconciled Gene Trees. <text:span text:style-name="T3">Bioinformatics</text:span> (2014): btu728.</text:p>
      <text:p text:style-name="P70"/>
      <text:p text:style-name="P70">[<text:span text:style-name="T25">2</text:span>] Sèverine Bérard, Coralie Gallien, Bastien Boussau, Gergely J. Szöll<text:span text:style-name="T17">ő</text:span>si, Vincent Daubin and Eric Tannier. Evolution of gene neighborhoods within reconciled phylogenies. <text:span text:style-name="T19">Bioinformatics (Oxford, England) Vol. 28, No. 18 (2012) p. i382-i388</text:span></text:p>
      <text:p text:style-name="P70"/>
      <text:p text:style-name="P72">[<text:span text:style-name="T25">3</text:span>] Murray Patterson, Gergely Szöllősi, Vincent Daubin, Eric Tannier. Lateral gene transfer, rearrangement, reconciliation. BMC Bioinformatics Vol. 14, Suppl. 15 (2013) S4</text:p>
      <text:p text:style-name="P69"/>
      <text:p text:style-name="P75"><text:span text:style-name="T21">[4] Cedric Chauve, Yann Ponty and Jo</text:span><text:span text:style-name="T18">ã</text:span><text:span text:style-name="T21">o Paulo Pereira Zanetti. Evolution of genes neighborhood within reconciled phylogenies: an ensemble approach. </text:span>BMC Bioinformatics <text:span text:style-name="T23">Vol. </text:span><text:span text:style-name="Strong_20_Emphasis"><text:span text:style-name="T14">16 Suppl. 19 <text:s/></text:span></text:span><text:span text:style-name="Strong_20_Emphasis"><text:span text:style-name="T15">(2015)</text:span></text:span><text:span text:style-name="Strong_20_Emphasis"><text:span text:style-name="T23"> </text:span></text:span>S6</text:p>
      <text:p text:style-name="P74"/>
      <text:p text:style-name="Standard"><text:span text:style-name="T22">[5] Yoann </text:span>Anselmetti, <text:span text:style-name="T82">Vincent </text:span>Berry, <text:span text:style-name="T82">Cédric Chauve, Annie Chateau, Eric Tannier and Sèverine Bérard. </text:span>Ancestral gene synteny reconstruction improves extant species scaffolding. <text:span text:style-name="T82">BMC genomics Vol. 16, Suppl. 10 (2015) S11 </text:span><text:s/></text:p>
      <text:p text:style-name="P74"/>
      <text:p text:style-name="P73">[<text:span text:style-name="T82">6</text:span>] <text:span text:style-name="T19">Gergely Szöllősi, Wojciech </text:span>Rosikiewicz, Bastien Boussau, Eric Tannier and Vincent Daubin. Efficient Exploration of the Space of Reconciled Gene Trees. <text:span text:style-name="T31">Systematic biology Vol. 62, No. 6 (2013) pp. 901-912</text:span></text:p>
      <text:p text:style-name="P68"/>
      <text:p text:style-name="P68"/>
      <text:p text:style-name="P6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Times New Roman'"/>
    <style:font-face style:name="Liberation Serif1" svg:font-family="'Liberation Serif'" style:font-family-generic="roman"/>
    <style:font-face style:name="FreeSans1" svg:font-family="FreeSans" style:font-family-generic="swiss"/>
    <style:font-face style:name="Courier 10 Pitch" svg:font-family="'Courier 10 Pitch', 'Times New Roma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olice_20_par_20_défaut2" style:display-name="Police par défaut2" style:family="text"/>
    <style:style style:name="Strong_20_Emphasis" style:display-name="Strong Emphasis" style:family="text">
      <style:text-properties fo:font-weight="bold" style:font-weight-asian="bold" style:font-weight-complex="bold"/>
    </style:style>
    <style:style style:name="Comment_20_Reference" style:display-name="Comment Reference" style:family="text">
      <style:text-properties fo:font-size="9pt"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0T10:35:57.990940014</meta:creation-date>
    <dc:date>2020-03-19T16:16:27.278551256</dc:date>
    <meta:editing-duration>P2DT23H18M33S</meta:editing-duration>
    <meta:editing-cycles>72</meta:editing-cycles>
    <meta:generator>LibreOffice/6.0.7.3$Linux_X86_64 LibreOffice_project/00m0$Build-3</meta:generator>
    <meta:document-statistic meta:table-count="0" meta:image-count="0" meta:object-count="0" meta:page-count="6" meta:paragraph-count="134" meta:word-count="2971" meta:character-count="19102" meta:non-whitespace-character-count="15891"/>
  </office:meta>
</office:document-meta>
</file>